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ato" svg:font-family="Lato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9d8" officeooo:paragraph-rsid="000839d8"/>
    </style:style>
    <style:style style:name="P2" style:family="paragraph" style:parent-style-name="Standard">
      <style:text-properties officeooo:rsid="000b38aa" officeooo:paragraph-rsid="000b38aa"/>
    </style:style>
    <style:style style:name="P3" style:family="paragraph" style:parent-style-name="Standard">
      <style:text-properties officeooo:rsid="000c9047" officeooo:paragraph-rsid="000c9047"/>
    </style:style>
    <style:style style:name="P4" style:family="paragraph" style:parent-style-name="Standard">
      <style:text-properties fo:font-variant="normal" fo:text-transform="none" fo:color="#000000" style:font-name="Arial" fo:font-size="10pt" fo:letter-spacing="normal" fo:font-style="normal" fo:font-weight="normal" officeooo:rsid="000c9047" officeooo:paragraph-rsid="000c9047"/>
    </style:style>
    <style:style style:name="P5" style:family="paragraph" style:parent-style-name="Standard">
      <style:text-properties officeooo:rsid="000ca268" officeooo:paragraph-rsid="000ca268"/>
    </style:style>
    <style:style style:name="P6" style:family="paragraph" style:parent-style-name="Standard">
      <style:text-properties officeooo:paragraph-rsid="000ca268"/>
    </style:style>
    <style:style style:name="P7" style:family="paragraph" style:parent-style-name="Standard">
      <style:text-properties officeooo:rsid="0010970d" officeooo:paragraph-rsid="0010970d"/>
    </style:style>
    <style:style style:name="P8" style:family="paragraph" style:parent-style-name="Standard">
      <style:text-properties fo:color="#ff0000" officeooo:rsid="0011bc95" officeooo:paragraph-rsid="0011bc9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pt" fo:letter-spacing="normal" fo:font-style="normal" fo:font-weight="normal"/>
    </style:style>
    <style:style style:name="P10" style:family="paragraph" style:parent-style-name="Standard">
      <style:text-properties officeooo:rsid="000c9047" officeooo:paragraph-rsid="000c9047"/>
    </style:style>
    <style:style style:name="T1" style:family="text">
      <style:text-properties officeooo:rsid="00094c75"/>
    </style:style>
    <style:style style:name="T2" style:family="text">
      <style:text-properties officeooo:rsid="000c9047"/>
    </style:style>
    <style:style style:name="T3" style:family="text">
      <style:text-properties officeooo:rsid="000ca268"/>
    </style:style>
    <style:style style:name="T4" style:family="text">
      <style:text-properties fo:font-variant="normal" fo:text-transform="none" fo:color="#006621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006621" style:font-name="arial" fo:font-size="10.5pt" fo:letter-spacing="normal" fo:font-style="normal" fo:font-weight="normal" officeooo:rsid="000ca268"/>
    </style:style>
    <style:style style:name="T6" style:family="text">
      <style:text-properties fo:font-variant="normal" fo:text-transform="none" fo:color="#006621" style:font-name="arial" fo:font-size="10.5pt" fo:letter-spacing="normal" fo:font-style="normal" fo:font-weight="normal" officeooo:rsid="000e7779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arial" fo:font-size="10.5pt" fo:letter-spacing="normal" fo:font-style="normal" fo:font-weight="normal" officeooo:rsid="000ca268"/>
    </style:style>
    <style:style style:name="T9" style:family="text">
      <style:text-properties fo:font-variant="normal" fo:text-transform="none" fo:color="#333333" style:font-name="Lato" fo:font-size="12pt" fo:letter-spacing="normal" fo:font-style="italic" fo:font-weight="normal" officeooo:rsid="000ca268"/>
    </style:style>
    <style:style style:name="T10" style:family="text">
      <style:text-properties fo:font-variant="normal" fo:text-transform="none" fo:color="#333333" style:font-name="Lato" fo:font-size="12pt" fo:letter-spacing="normal" fo:font-style="normal" fo:font-weight="normal" officeooo:rsid="000ca268"/>
    </style:style>
    <style:style style:name="T11" style:family="text">
      <style:text-properties fo:font-variant="normal" fo:text-transform="none" fo:color="#ce5c00" style:text-line-through-style="none" style:text-line-through-type="none" style:font-name="Lato" fo:font-size="12pt" fo:letter-spacing="normal" fo:font-style="normal" style:text-underline-style="none" fo:font-weight="normal" officeooo:rsid="000ca268" style:text-blinking="false"/>
    </style:style>
    <style:style style:name="T12" style:family="text">
      <style:text-properties fo:color="#000000" style:font-name="Liberation Serif" officeooo:rsid="000ca268"/>
    </style:style>
    <style:style style:name="T13" style:family="text">
      <style:text-properties officeooo:rsid="000de817"/>
    </style:style>
    <style:style style:name="T14" style:family="text">
      <style:text-properties officeooo:rsid="00150695"/>
    </style:style>
    <style:style style:name="T15" style:family="text">
      <style:text-properties officeooo:rsid="001609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tęp</text:p>
      <text:p text:style-name="P1">Celem przetwarzania obrazu <text:span text:style-name="T14">uzyskanie</text:span> użyteczn<text:span text:style-name="T14">ej</text:span> informacj<text:span text:style-name="T14">i</text:span> na temat obiektów lub otoczenia. <text:span text:style-name="T15">Na rynku istnieje wiele bibliotek implementujących metody przetwarzania obrazów. W swoim projekcie postanowiłem zbadać jedną z nich.</text:span></text:p>
      <text:p text:style-name="P1">Cel projektu</text:p>
      <text:p text:style-name="P1">Celem projektu jest wykonanie aplikacji pozwalającej wykonać podstawowe operacje na obrazie. Ponadto w projekcie testowane są możliwości biblioteki scikit-image.</text:p>
      <text:p text:style-name="P1">Opis teoretyczny</text:p>
      <text:p text:style-name="P2">Operacje wykonywane w napisanym programie można zakwalifikować do następujących grup metod przetwarzania obrazów: korekcji hisogramu i przekształceń morfologicznych.</text:p>
      <text:p text:style-name="P2">Korekcja historamu</text:p>
      <text:p text:style-name="P2">Korekcja histogramu jest grupą przekształceń punktowych, których celem jest osiągnięcie określonych cech histogramu. <text:span text:style-name="T2">Dwie podstawowe operacje należące do tej grupy:</text:span></text:p>
      <text:p text:style-name="P2">- <text:span text:style-name="T2">rozciąganie histogramu</text:span></text:p>
      <text:p text:style-name="P2">- <text:span text:style-name="T2">wyrównywanie histogramu</text:span></text:p>
      <text:p text:style-name="P3">Rozciąganie histogramu</text:p>
      <text:p text:style-name="P4">Rozciąganie histogramu wykonywane jest wtedy, gdy wartości jasności obrazu nie obejmują pełnego zakresu możliwych wartości. W przypadku reprezentacji ośmiobitowej, jaka jest rozpatrywana w tej pracy, rozciąganie obrazu ma zastosowanie w sytuacji, gdy wszystkie wartości na obrazie mieszczą się w przedziale mniejszym niż 0 ÷255.</text:p>
      <text:p text:style-name="P9">Aby dokonać operacji rozciągania histogramu wyznacza się minimalną oraz maksymalną wartość jaką przyjmuje obraz. Kolejną czynnością jest wyznaczenie nowych wartości obrazu zgodnie z zależnością</text:p>
      <text:p text:style-name="P3"/>
      <text:p text:style-name="P5">Proponowane rozwiązanie</text:p>
      <text:p text:style-name="P6"><text:span text:style-name="T3">Na rynku istnieje wiele bibliotek umo</text:span><text:span text:style-name="T12">żliwiających dokonywanie operacji na obrazach. Do najpopularniejszych należą: OpenCV, </text:span><text:span text:style-name="T7">imagemagick, Pillow, Aforge.NET</text:span><text:span text:style-name="T4"> </text:span><text:span text:style-name="T5">itd. Część bibliotek z obszaru tej tematyki zajmuje się szczegółowymi dziedzinami jak np. Computer vision, ja natomiast postanowiłem wykorzystać bibliotekę ogólnego przeznaczenia scikit-image. Jak piszą autorzy :”</text:span><text:span text:style-name="Emphasis"><text:span text:style-name="T9">scikit-image</text:span></text:span><text:span text:style-name="T8"> </text:span><text:span text:style-name="T10">is a collection of algorithms for image processing. It is available </text:span><text:a xlink:type="simple" xlink:href="http://scikit-image.org/docs/dev/license.html" text:style-name="Internet_20_link" text:visited-style-name="Visited_20_Internet_20_Link"><text:span text:style-name="T11">free of charge and free of restriction</text:span></text:a><text:span text:style-name="T10">. We pride ourselves on high-quality, peer-reviewed code, written by an active </text:span><text:a xlink:type="simple" xlink:href="https://www.ohloh.net/p/scikit-image/contributors" text:style-name="Internet_20_link" text:visited-style-name="Visited_20_Internet_20_Link"><text:span text:style-name="T11">community of volunteers</text:span></text:a><text:span text:style-name="T10">.</text:span><text:span text:style-name="T5">” Na wybór biblioteki wpływ miały głównie łatwość jej instalacji (w przeciwieństwie do np. OpenCV), interfejs w </text:span><text:span text:style-name="T6">wysokopoziomowym</text:span><text:span text:style-name="T5"> języku Python, którego to języka aktualnie się uczę </text:span><text:span text:style-name="T6">oraz oczywiście to, że biblioteka zawiera wszystkie pożądane przez mnie operacje.</text:span></text:p>
      <text:p text:style-name="P3"/>
      <text:p text:style-name="P3">Szczegóły implementacji</text:p>
      <text:p text:style-name="P3">Całość aplikacji została wykonana w języku Python, wersja 3.5. Jak wspomniałem wcześniej, przy implementacji aplikacji korzystałem z biblioteki scikit-image. Aplikacja posiada interfejs graficzny, do stworzenia którego posłużyłem się biblioteką tkinter. </text:p>
      <text:p text:style-name="P5">Interfejs graficzny aplikacji dzieli się na dwa obszary: <text:span text:style-name="T13">P</text:span>ierwszy z lewej zawierający pierwotny obraz, <text:span text:style-name="T13">jego aktualne przekształcenie oraz wykresy ich histogramów. Drugi składający się z zakładek odpowiadających poszczególnym przekształceniom. Każda zakładka pozwala wykonać przekształcenie, którego wynik zostaje wyświetlony po lewej stronie. Aplikacja umożliwia również odczyt/zapis obrazka z/do pliku.</text:span></text:p>
      <text:p text:style-name="P5"/>
      <text:p text:style-name="P7">Testy</text:p>
      <text:p text:style-name="P7">Testy aplikacji można podzielić na dwa obszary: inżynierskie testy samej aplikacji oraz testy użytej biblioteki scikit-image.</text:p>
      <text:p text:style-name="P7">Podczas tworzenia aplikacja była wielokrotnie testowana manualnie i w swojej finalniej jest pozbawiona wykrytych do tej pory błedów.</text:p>
      <text:p text:style-name="P7"/>
      <text:p text:style-name="P8">Testy biblioteki wiążą się z aspektem poznawczym co do jej możliwości. </text:p>
      <text:p text:style-name="P5"/>
      <text:p text:style-name="P7">Wnioski</text:p>
      <text:p text:style-name="P7"><text:soft-page-break/>Na rynku istnieje obecnie bardzo wiele programów służących do przetwarzania obrazów posiadających wygodny interfejs użytkownika. Stąd nie ma pola do dalszego rozwoju mojej aplikacji, która została stworzona w celach akademickich. Jednakże prostota aplikacji pozwala na jej dowolną rozbudowę np. o kolejne przekształcenia, co świadczy o możliwej dydaktycznej przydatności aplikacji.</text:p>
      <text:p text:style-name="P3"/>
      <text:p text:style-name="P3"/>
      <text:p text:style-name="P3">Źródła</text:p>
      <text:p text:style-name="P3">http://atol.am.gdynia.pl/tc/Radzienski (22.04.2017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ato" svg:font-family="Lato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2:16:15.360932854</meta:creation-date>
    <dc:date>2017-05-14T17:51:38.901442221</dc:date>
    <meta:editing-duration>PT46M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461" meta:character-count="3690" meta:non-whitespace-character-count="3253"/>
  </office:meta>
</office:document-meta>
</file>